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6666ff" fo:font-size="16pt" style:font-size-asian="16pt" style:font-size-complex="16pt"/>
    </style:style>
    <style:style style:name="P5" style:family="paragraph">
      <style:text-properties fo:color="#000000" fo:font-size="16pt" style:font-size-asian="16pt" style:font-size-complex="16pt"/>
    </style:style>
    <style:style style:name="P6" style:family="paragraph">
      <style:text-properties fo:font-size="12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color="#6666ff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12pt"/>
    </style:style>
    <style:style style:name="T4" style:family="text">
      <style:text-properties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marker-start="Square" draw:marker-end="Arrow" draw:textarea-horizontal-align="center" draw:textarea-vertical-align="middle" style:run-through="foreground"/>
    </style:style>
    <style:style style:name="gr3" style:family="graphic">
      <style:graphic-properties svg:stroke-color="#6666ff" draw:fill="solid" draw:fill-color="#cfe7f5" draw:opacity="0%" draw:textarea-horizontal-align="center" draw:textarea-vertical-align="middle" draw:shadow-offset-x="0.1201in" draw:shadow-offset-y="0.1201in" draw:shadow-opacity="0%" style:run-through="foreground"/>
    </style:style>
    <style:style style:name="gr4" style:family="graphic">
      <style:graphic-properties draw:stroke="dash" draw:stroke-dash="Ultrafine_20_Dashed" svg:stroke-color="#000000" draw:opacity="0%" draw:textarea-horizontal-align="center" draw:textarea-vertical-align="middle" draw:shadow-opacity="0%" style:run-through="foreground"/>
    </style:style>
    <style:style style:name="gr5" style:family="graphic">
      <style:graphic-properties draw:stroke="none" svg:stroke-color="#6666ff" draw:fill="none" draw:fill-color="#ffffff" fo:min-height="0.6398in" style:run-through="foreground"/>
    </style:style>
    <style:style style:name="gr6" style:family="graphic">
      <style:graphic-properties draw:stroke="none" svg:stroke-color="#000000" draw:fill="none" draw:fill-color="#ffffff" fo:min-height="0.4925in" style:run-through="foreground"/>
    </style:style>
    <style:style style:name="gr7" style:family="graphic">
      <style:graphic-properties draw:stroke="none" svg:stroke-color="#6666ff" draw:fill="none" draw:fill-color="#ffffff" fo:min-height="0.4925in" style:run-through="foreground"/>
    </style:style>
    <style:style style:name="gr8" style:family="graphic">
      <style:graphic-properties draw:stroke="none" svg:stroke-color="#6666ff" draw:fill="none" draw:fill-color="#ffffff" fo:min-height="0.3626in" style:run-through="foreground"/>
    </style:style>
    <style:style style:name="gr9" style:family="graphic">
      <style:graphic-properties draw:stroke="none" svg:stroke-color="#000000" draw:fill="none" draw:fill-color="#ffffff" fo:min-height="0.1854in" style:run-through="foreground"/>
    </style:style>
    <style:style style:name="gr10" style:family="graphic">
      <style:graphic-properties draw:stroke="none" svg:stroke-color="#000000" draw:fill="none" draw:fill-color="#ffffff" fo:min-height="0.2854in" style:run-through="foreground"/>
    </style:style>
    <style:style style:name="gr11" style:family="graphic">
      <style:graphic-properties draw:stroke="solid" svg:stroke-color="#000000" draw:fill="none" draw:fill-color="#ffffff" fo:min-height="0.0008in" style:run-through="foreground"/>
    </style:style>
    <style:style style:name="gr12" style:family="graphic">
      <style:graphic-properties draw:stroke="none" svg:stroke-color="#000000" draw:fill="none" draw:fill-color="#ffffff" fo:min-height="0.3783in" style:run-through="foreground"/>
    </style:style>
    <style:style style:name="gr13" style:family="graphic">
      <style:graphic-properties draw:stroke="solid" svg:stroke-color="#000000" draw:fill="none" draw:fill-color="#ffffff" fo:min-height="0.3035in" style:run-through="foreground"/>
    </style:style>
    <style:style style:name="gr14" style:family="graphic">
      <style:graphic-properties draw:stroke="none" svg:stroke-color="#000000" draw:fill="none" draw:fill-color="#ffffff" fo:min-height="0.5547in" style:run-through="foreground"/>
    </style:style>
    <style:style style:name="gr15" style:family="graphic">
      <style:graphic-properties draw:stroke="none" svg:stroke-color="#000000" draw:fill="none" draw:fill-color="#ffffff" fo:min-height="0.4902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 Overlapping Content</text:p>
      <text:p text:style-name="Standard"><text:tab/>This shows the logic of how to 2 content areas are aligned with each other, with respect to X and Y coordinates.</text:p>
      <text:p text:style-name="Standard"/>
      <text:p text:style-name="P1">Scenario 1:</text:p>
      <text:p text:style-name="Standard">New (Content) rectangle is on top(y) right(x) of the current one.</text:p>
      <text:p text:style-name="Standard"><draw:g text:anchor-type="paragraph" draw:z-index="0" draw:style-name="gr1"><draw:line draw:style-name="gr2" draw:text-style-name="P3" svg:x1="0.7819in" svg:y1="0.1516in" svg:x2="0.8071in" svg:y2="4.8736in"><text:p/></draw:line><draw:rect draw:style-name="gr3" draw:text-style-name="P3" svg:width="2.2732in" svg:height="1.5157in" svg:x="1.848in" svg:y="1.8752in"><text:p/></draw:rect><draw:rect draw:style-name="gr4" draw:text-style-name="P3" svg:width="2.2732in" svg:height="1.263in" svg:x="3.7217in" svg:y="1.1787in"><text:p/></draw:rect><draw:frame draw:style-name="gr5" draw:text-style-name="P4" svg:width="1.537in" svg:height="0.6398in" svg:x="1.3736in" svg:y="1.4315in"><draw:text-box><text:p><text:span text:style-name="T1">(this.min.x,this.min.y)</text:span></text:p></draw:text-box></draw:frame><draw:frame draw:style-name="gr6" draw:text-style-name="P4" svg:width="1.537in" svg:height="0.4925in" svg:x="3.2626in" svg:y="3.0472in"><draw:text-box><text:p><text:span text:style-name="T1">(this.max.x,this.max.y)</text:span></text:p></draw:text-box></draw:frame><draw:frame draw:style-name="gr7" draw:text-style-name="P5" svg:width="1.537in" svg:height="0.4925in" svg:x="3.2169in" svg:y="0.9516in"><draw:text-box><text:p><text:span text:style-name="T2">(newRect.min.x,newRect.min.y)</text:span></text:p></draw:text-box></draw:frame><draw:frame draw:style-name="gr7" draw:text-style-name="P5" svg:width="1.537in" svg:height="0.4925in" svg:x="5.0854in" svg:y="2.1862in"><draw:text-box><text:p><text:span text:style-name="T2">(newRect.max.x,newRect.max.y)</text:span></text:p></draw:text-box></draw:frame><draw:frame draw:style-name="gr8" draw:text-style-name="P5" svg:width="1.537in" svg:height="0.363in" svg:x="5.05in" svg:y="0.7091in"><draw:text-box><text:p><text:span text:style-name="T2">X</text:span></text:p></draw:text-box></draw:frame><draw:frame draw:style-name="gr9" draw:text-style-name="P6" svg:width="0.2504in" svg:height="0.1858in" svg:x="0.8472in" svg:y="3.7988in"><draw:text-box><text:p><text:span text:style-name="T3">Y</text:span></text:p></draw:text-box></draw:frame><draw:frame draw:style-name="gr10" svg:width="3.5398in" svg:height="0.2858in" svg:x="1.3051in" svg:y="3.7598in"><draw:text-box><text:p><text:s/>This.min.x&lt;=newRect.min.x&lt;=this.max.x</text:p></draw:text-box></draw:frame><draw:line draw:style-name="gr2" draw:text-style-name="P3" svg:x1="0.2213in" svg:y1="0.9268in" svg:x2="6.4669in" svg:y2="0.9524in"><text:p/></draw:line><draw:frame draw:style-name="gr9" draw:text-style-name="P6" svg:width="0.2504in" svg:height="0.1858in" svg:x="0.8472in" svg:y="3.7988in"><draw:text-box><text:p><text:span text:style-name="T3">Y</text:span></text:p></draw:text-box></draw:frame><draw:frame draw:style-name="gr10" svg:width="3.5398in" svg:height="0.2858in" svg:x="1.3051in" svg:y="4.1535in"><draw:text-box><text:p><text:s/>newRect.min.y&lt;=this.min.y&lt;=new.max.y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cenario 2:</text:p>
      <text:p text:style-name="Standard"><draw:g text:anchor-type="paragraph" draw:z-index="1" draw:style-name="gr1"><draw:line draw:style-name="gr2" draw:text-style-name="P3" svg:x1="0.7591in" svg:y1="0.6717in" svg:x2="0.7843in" svg:y2="5.3937in"><text:p/></draw:line><draw:rect draw:style-name="gr3" draw:text-style-name="P3" svg:width="2.2732in" svg:height="1.5157in" svg:x="3.0059in" svg:y="1.6079in"><text:p/></draw:rect><draw:frame draw:style-name="gr8" draw:text-style-name="P5" svg:width="1.537in" svg:height="0.363in" svg:x="5.0268in" svg:y="1.2291in"><draw:text-box><text:p><text:span text:style-name="T2">X</text:span></text:p></draw:text-box></draw:frame><draw:frame draw:style-name="gr9" draw:text-style-name="P6" svg:width="0.2504in" svg:height="0.1858in" svg:x="0.824in" svg:y="4.3189in"><draw:text-box><text:p><text:span text:style-name="T3">Y</text:span></text:p></draw:text-box></draw:frame><draw:frame draw:style-name="gr10" svg:width="3.5398in" svg:height="0.2858in" svg:x="1.2819in" svg:y="4.2799in"><draw:text-box><text:p><text:s/>newRect.min.x&lt;=this.min.x&lt;=newRect.max.x</text:p></draw:text-box></draw:frame><draw:line draw:style-name="gr2" draw:text-style-name="P3" svg:x1="0.1988in" svg:y1="1.4469in" svg:x2="6.4445in" svg:y2="1.4724in"><text:p/></draw:line><draw:line draw:style-name="gr2" draw:text-style-name="P3" svg:x1="0.7591in" svg:y1="0.6717in" svg:x2="0.7843in" svg:y2="5.3937in"><text:p/></draw:line><draw:rect draw:style-name="gr4" draw:text-style-name="P3" svg:width="2.2732in" svg:height="1.263in" svg:x="1.3358in" svg:y="2.4862in"><text:p/></draw:rect><draw:frame draw:style-name="gr5" draw:text-style-name="P4" svg:width="1.537in" svg:height="0.6398in" svg:x="2.1382in" svg:y="1.5579in"><draw:text-box><text:p><text:span text:style-name="T1">(this.min.x,this.min.y)</text:span></text:p></draw:text-box></draw:frame><draw:frame draw:style-name="gr6" draw:text-style-name="P4" svg:width="1.537in" svg:height="0.4925in" svg:x="4.8146in" svg:y="2.7799in"><draw:text-box><text:p><text:span text:style-name="T1">(this.max.x,this.max.y)</text:span></text:p></draw:text-box></draw:frame><draw:frame draw:style-name="gr7" draw:text-style-name="P5" svg:width="1.537in" svg:height="0.4925in" svg:x="0.8311in" svg:y="2.2591in"><draw:text-box><text:p><text:span text:style-name="T2">(newRect.min.x,newRect.min.y)</text:span></text:p></draw:text-box></draw:frame><draw:frame draw:style-name="gr7" draw:text-style-name="P5" svg:width="1.537in" svg:height="0.4925in" svg:x="2.7in" svg:y="3.4937in"><draw:text-box><text:p><text:span text:style-name="T2">(newRect.max.x,newRect.max.y)</text:span></text:p></draw:text-box></draw:frame><draw:frame draw:style-name="gr9" draw:text-style-name="P6" svg:width="0.2504in" svg:height="0.1858in" svg:x="0.824in" svg:y="4.3189in"><draw:text-box><text:p><text:span text:style-name="T3">Y</text:span></text:p></draw:text-box></draw:frame><draw:frame draw:style-name="gr10" svg:width="3.5398in" svg:height="0.2858in" svg:x="1.2819in" svg:y="4.6736in"><draw:text-box><text:p><text:s/>this.min.y&lt;=newRect.min.y&lt;=this.max.y</text:p></draw:text-box></draw:frame></draw:g><text:tab/>New rectangle is on the bottom left corner of the current 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Aligning With Canvas</text:p>
      <text:p text:style-name="Standard"/>
      <text:p text:style-name="Standard"><draw:g text:anchor-type="paragraph" draw:z-index="2" draw:style-name="gr1"><draw:line draw:style-name="gr2" draw:text-style-name="P3" svg:x1="0.7823in" svg:y1="0.1516in" svg:x2="0.7732in" svg:y2="6.6059in"><text:p/></draw:line><draw:rect draw:style-name="gr4" draw:text-style-name="P3" svg:width="5.3197in" svg:height="4.7197in" svg:x="0.7819in" svg:y="0.9268in"><text:p/></draw:rect><draw:frame draw:style-name="gr8" draw:text-style-name="P5" svg:width="1.537in" svg:height="0.363in" svg:x="4.2626in" svg:y="0.3154in"><draw:text-box><text:p><text:span text:style-name="T2">X</text:span></text:p></draw:text-box></draw:frame><draw:frame draw:style-name="gr9" draw:text-style-name="P6" svg:width="0.2504in" svg:height="0.1858in" svg:x="0.4535in" svg:y="3.7988in"><draw:text-box><text:p><text:span text:style-name="T3">Y</text:span></text:p></draw:text-box></draw:frame><draw:line draw:style-name="gr2" draw:text-style-name="P3" svg:x1="0.2213in" svg:y1="0.9268in" svg:x2="6.4669in" svg:y2="0.9524in"><text:p/></draw:line><draw:frame draw:style-name="gr11" svg:width="0.3543in" svg:height="0.7398in" svg:x="5.7114in" svg:y="4.9063in"><draw:text-box><text:p>33</text:p><text:p>44+</text:p><text:p>---</text:p><text:p>__</text:p></draw:text-box></draw:frame><draw:frame draw:style-name="gr12" svg:width="3.485in" svg:height="0.3787in" svg:x="2.0252in" svg:y="4.9035in"><draw:text-box><text:p>In case of numeric clicked position is position of +</text:p></draw:text-box></draw:frame><draw:frame draw:style-name="gr13" svg:width="0.6067in" svg:height="0.3039in" svg:x="5.4953in" svg:y="1.3531in"><draw:text-box><text:p>Hello</text:p></draw:text-box></draw:frame><draw:frame draw:style-name="gr14" svg:width="2.6516in" svg:height="0.5551in" svg:x="2.4398in" svg:y="1.2772in"><draw:text-box><text:p>In case of text clicked postion is the position of the last letter.</text:p><text:p/></draw:text-box></draw:frame><draw:frame draw:style-name="gr15" draw:text-style-name="P7" svg:width="4.1421in" svg:height="0.4906in" svg:x="1in" svg:y="5.6461in"><draw:text-box><text:p text:style-name="P7"><text:span text:style-name="T4">Outer Bounds of canvas.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0.2in" draw:dots2="1" draw:dots2-length="0.2in" draw:distance="0.2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hesh Rajannan</meta:initial-creator>
    <meta:creation-date>2017-01-14T16:08:52</meta:creation-date>
    <meta:generator>OpenOffice/4.1.0$Unix OpenOffice.org_project/410m18$Build-9764</meta:generator>
    <dc:date>2017-01-14T17:54:18</dc:date>
    <dc:creator>Mahesh Rajannan</dc:creator>
    <meta:editing-duration>PT1H42M</meta:editing-duration>
    <meta:editing-cycles>87</meta:editing-cycles>
    <meta:document-statistic meta:table-count="0" meta:image-count="0" meta:object-count="0" meta:page-count="3" meta:paragraph-count="7" meta:word-count="55" meta:character-count="306"/>
  </office:meta>
</office:document-meta>
</file>